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en" svg:font-family="'Times New Romen'"/>
    <style:font-face style:name="Times new romen" svg:font-family="'Times new rome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Times new romen" fo:font-size="24pt" style:font-size-asian="24pt" style:font-size-complex="24pt"/>
    </style:style>
    <style:style style:name="P2" style:family="paragraph">
      <style:paragraph-properties fo:text-align="start"/>
      <style:text-properties style:font-name="Times New Romen" fo:font-size="21pt" style:font-size-asian="21pt" style:font-size-complex="21pt"/>
    </style:style>
    <style:style style:name="P3" style:family="paragraph">
      <style:paragraph-properties fo:margin-left="0cm" fo:margin-right="0cm" fo:text-align="start" fo:text-indent="0cm"/>
      <style:text-properties style:font-name="Times New Romen" fo:font-size="21pt" style:font-size-asian="21pt" style:font-size-complex="21pt"/>
    </style:style>
    <style:style style:name="P4" style:family="paragraph">
      <loext:graphic-properties draw:fill-color="#ffffff"/>
      <style:paragraph-properties fo:text-align="start"/>
      <style:text-properties style:font-name="Times New Romen" fo:font-size="21pt" style:font-size-asian="21pt" style:font-size-complex="21pt"/>
    </style:style>
    <style:style style:name="P5" style:family="paragraph">
      <loext:graphic-properties draw:fill-color="#ffffff"/>
    </style:style>
    <style:style style:name="P6" style:family="paragraph">
      <style:text-properties style:font-name="Times New Romen"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en" fo:font-size="24pt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en" fo:font-size="21pt" fo:font-style="normal" fo:text-shadow="none" style:text-underline-style="none" fo:font-weight="normal" style:letter-kerning="true" fo:background-color="transparent" style:font-name-asian="Noto Sans CJK SC1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en" fo:font-size="32pt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SLIDE DECK: Optimizing Capital Structure at BAT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2"><text:span text:style-name="T2">Deepa Ponnusamy <text:s text:c="3"/></text:span></text:p>
            <text:p text:style-name="P2"><text:span text:style-name="T2"><text:s/></text:span><text:span text:style-name="T2">+1 (747) 234-1109 </text:span><text:span text:style-name="T2"><text:a xlink:href="mailto:deepa.ponnusamy@calbrightcollege.org" xlink:type="simple">deepa.ponnusamy@calbrightcollege.org</text:a></text:span></text:p>
            <text:p text:style-name="P3"><text:span text:style-name="T2"><text:s/></text:span><text:span text:style-name="T2">Burbank, CA 91502.</text:span></text:p>
            <text:p text:style-name="P2"><text:span text:style-name="T2">Calbright College --- Data Analysis</text:span></text:p>
            <text:p text:style-name="P2"><text:span text:style-name="T2">Expected Graduation: 2025</text:span></text:p>
            <text:p text:style-name="P2"><text:span text:style-name="T2">GitHub: </text:span><text:span text:style-name="T2"><text:a xlink:href="https://github.com/python-sql09" xlink:type="simple">https://github.com/python-sql09</text:a></text:span></text:p>
            <text:p text:style-name="P2"><text:span text:style-name="T2">Website: </text:span><text:span text:style-name="T2"><text:a xlink:href="https://sites.google.com/view/deepaponnusamyportfolio/home" xlink:type="simple">https://sites.google.com/view/deepaponnusamyportfolio/home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3.075cm" svg:x="1.4cm" svg:y="0.405cm" presentation:class="title" presentation:user-transformed="true">
          <draw:text-box>
            <text:p text:style-name="P6"><text:span text:style-name="T3"><text:s/></text:span><text:span text:style-name="T3">Optimizing Capital Structure to Strengthen Financial Flexibility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en" svg:font-family="'Times New Romen'"/>
    <style:font-face style:name="Times new romen" svg:font-family="'Times new rome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Arial" fo:font-family="Arial" style:font-family-generic="swiss" fo:font-size="12pt" fo:language="en" fo:country="US" style:letter-kerning="true" style:font-name-asian="F" style:font-family-generic-asian="roman" style:font-size-asian="12pt" style:language-asian="zh" style:country-asian="CN" style:font-name-complex="Arial" style:font-family-complex="Arial" style:font-family-generic-complex="swiss" style:font-size-complex="12pt" style:language-complex="hi" style:country-complex="IN"/>
    </style:style>
    <style:style style:name="Index" style:family="graphic">
      <style:paragraph-properties style:text-autospace="none"/>
      <style:text-properties style:font-name="Arial" fo:font-family="Arial" style:font-family-generic="swiss" style:font-name-asian="Arial" style:font-family-asian="Arial" style:font-family-generic-asian="swiss"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style:font-name="Arial" fo:font-family="Arial" style:font-family-generic="swiss" fo:font-size="12pt" fo:font-style="italic" style:font-name-asian="Arial" style:font-family-asian="Arial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Arial" fo:font-family="Arial" style:font-family-generic="swiss"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5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15:21:57.093029134</meta:creation-date>
    <dc:date>2025-07-12T22:34:33.775229140</dc:date>
    <meta:editing-duration>PT7H2M17S</meta:editing-duration>
    <meta:editing-cycles>1</meta:editing-cycles>
    <meta:document-statistic meta:object-count="29"/>
    <meta:generator>LibreOffice/24.2.7.2$Linux_X86_64 LibreOffice_project/420$Build-2</meta:generator>
  </office:meta>
</office:document-meta>
</file>